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91cm" fo:margin-left="9.932cm" table:align="left"/>
    </style:style>
    <style:style style:name="Table2.A" style:family="table-column">
      <style:table-column-properties style:column-width="7.091cm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7.779cm" table:align="left"/>
    </style:style>
    <style:style style:name="Table4.A" style:family="table-column">
      <style:table-column-properties style:column-width="7.779cm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038cm" table:align="left"/>
    </style:style>
    <style:style style:name="Table3.A" style:family="table-column">
      <style:table-column-properties style:column-width="0.82cm"/>
    </style:style>
    <style:style style:name="Table3.B" style:family="table-column">
      <style:table-column-properties style:column-width="1.217cm"/>
    </style:style>
    <style:style style:name="Table3.C" style:family="table-column">
      <style:table-column-properties style:column-width="1.323cm"/>
    </style:style>
    <style:style style:name="Table3.D" style:family="table-column">
      <style:table-column-properties style:column-width="0.318cm"/>
    </style:style>
    <style:style style:name="Table3.E" style:family="table-column">
      <style:table-column-properties style:column-width="1.058cm"/>
    </style:style>
    <style:style style:name="Table3.F" style:family="table-column">
      <style:table-column-properties style:column-width="0.344cm"/>
    </style:style>
    <style:style style:name="Table3.G" style:family="table-column">
      <style:table-column-properties style:column-width="1.958cm"/>
    </style:style>
    <style:style style:name="Table3.A1" style:family="table-cell">
      <style:table-cell-properties fo:padding="0.097cm" fo:border="none"/>
    </style:style>
    <style:style style:name="Table3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4" style:family="table-cell">
      <style:table-cell-properties fo:padding="0.097cm" fo:border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Contents_20_1">
      <style:text-properties fo:font-weight="bold" style:font-weight-asian="bold" style:font-weight-complex="bold"/>
    </style:style>
    <style:style style:name="P7" style:family="paragraph" style:parent-style-name="Contents_20_1">
      <style:paragraph-properties fo:text-align="end" style:justify-single-word="false"/>
    </style:style>
    <style:style style:name="P8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Standard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P4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Standard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</table:table>
      <text:p text:style-name="Standard"/>
      <text:p text:style-name="P2">Le <text:text-input text:description="&lt;formatLang(o.meeting_id.date,date=True)&gt;">&lt;formatLang(o.meeting_id.date,date=True)&gt;</text:text-input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4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4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4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4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4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4"><text:text-input text:description="&lt;o.partner_id.title.name&gt;">&lt;o.partner_id.title.name&gt;</text:text-input>,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4"><text:text-input text:description="&lt;if test=&quot;o.honorific is True&quot;&gt;">&lt;if test="o.honorific is True"&gt;</text:text-input></text:p>
      <text:p text:style-name="P4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4"><text:text-input text:description="&lt;if test=&quot;o.receiver_id.gender =='M'&quot;&gt;">&lt;if test="o.receiver_id.gender =='M'&gt;</text:text-input>Cher confrère ,<text:text-input text:description="&lt;/if&gt;">&lt;/if&gt;</text:text-input></text:p>
      <text:p text:style-name="P4"><text:text-input text:description="&lt;/if&gt;">&lt;/if&gt;</text:text-input></text:p>
      <text:p text:style-name="P4"><text:soft-page-break/><text:text-input text:description="&lt;/if&gt;">&lt;/if&gt;</text:text-input></text:p>
      <text:p text:style-name="P4"><text:text-input text:description="&lt;if test=&quot;o.honorific is False&quot;&gt;">&lt;if test="o.honorific is False"&gt;</text:text-input><text:text-input text:description="&lt;o.receiver_id.firstname&gt;">&lt;o.receiver_id.firstname&gt;</text:text-input>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/text:p>
      <text:p text:style-name="P4">Je fais suite à votre consultation de ce jour pour dépistage de la rétinopathie diabètique.</text:p>
      <text:p text:style-name="P4"><text:text-input text:description="&lt;/if&gt;">&lt;/if&gt;</text:text-input></text:p>
      <text:p text:style-name="P4"><text:text-input text:description="&lt;if test=&quot;o.receiver_partner is False&quot;&gt;">&lt;if test="o.receiver_partner is False"&gt;</text:text-input></text:p>
      <text:p text:style-name="P4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né le <text:text-input text:description="&lt;formatLang(o.partner_id.dob,date=True)&gt;">partner_id.dob</text:text-input>), pour consultation ophtalmologique et dépistage de la rétinopathie diabètique dans le cadre d'un diabète de type 2.</text:p>
      <text:p text:style-name="P4"><text:text-input text:description="&lt;/if&gt;">&lt;/if&gt;</text:text-input></text:p>
      <text:p text:style-name="P4"><text:text-input text:description="&lt;if test=&quot;o.HbA1c&quot;&gt;">&lt;if test="o.HbA1c"&gt;</text:text-input></text:p>
      <text:p text:style-name="P4"><text:text-input text:description="&lt;if test=&quot;o.receiver_partner is False&quot;&gt;">&lt;if test="o.receiver_partner is False"&gt;</text:text-input>Son<text:text-input text:description="&lt;/if&gt;">&lt;/if&gt;</text:text-input><text:text-input text:description="&lt;if test=&quot;o.receiver_partner is True&quot;&gt;">&lt;if test="o.receiver_partner is True"&gt;</text:text-input>Votre<text:text-input text:description="&lt;/if&gt;">&lt;/if&gt;</text:text-input> HbA1c est à <text:text-input text:description="&lt;o.HbA1c&gt;">&lt;o.HbA1c&gt;</text:text-input> % en <text:text-input text:description="&lt;o.quand&gt;">quand</text:text-input></text:p>
      <text:p text:style-name="P4"><text:text-input text:description="&lt;/if&gt;">&lt;/if&gt;</text:text-input></text:p>
      <text:p text:style-name="P4"><text:text-input text:description="&lt;if test=&quot;o.HbA1c == 0&quot;&gt;">&lt;if test="o.HbA1c"&gt;</text:text-input></text:p>
      <text:p text:style-name="P4">Je n'ai pas retrouvé de chiffre d'HbA1c récent dans son carnet vert.</text:p>
      <text:p text:style-name="P4"><text:text-input text:description="&lt;/if&gt;">&lt;/if&gt;</text:text-input></text:p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2">OD : <text:text-input text:description="&lt;line.va_od&gt;">va_od</text:text-input> <text:text-input text:description="&lt;if test=&quot;line.qualif_od&quot;&gt;">if qualif_od</text:text-input>(<text:text-input text:description="&lt;line.qualif_od&gt;">va_od</text:text-input>) <text:text-input text:description="&lt;/if&gt;">&lt;/if&gt;</text:text-input><text:text-input text:description="&lt;line.nv_od&gt;">nv_od</text:text-input><text:line-break/>OG : <text:text-input text:description="&lt;line.va_os&gt;">va_os</text:text-input> <text:text-input text:description="&lt;if test=&quot;line.qualif_os&quot;&gt;">if qualif_os</text:text-input>(<text:text-input text:description="&lt;line.qualif_os&gt;">va_os</text:text-input>) <text:text-input text:description="&lt;/if&gt;">&lt;/if&gt;</text:text-input><text:text-input text:description="&lt;line.nv_os&gt;">nv_os</text:text-input></text:p>
      <text:p text:style-name="P4"><text:text-input text:description="&lt;/if&gt;">&lt;/if&gt;</text:text-input></text:p>
      <text:p text:style-name="P2"><text:text-input text:description="&lt;/for&gt;">&lt;/for&gt;</text:text-input></text:p>
      <text:p text:style-name="P2">L'examen à la lampe à fente montre :</text:p>
      <text:p text:style-name="P2"><text:text-input text:description="&lt;for each='line in o.meeting_id.sle_ids'&gt;">&lt;for each='line in o.meeting_id.refraction_ids'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as_od == line.as_os&quot;&gt;">&lt;when test="line.as_od == line.as_os"&gt;</text:text-input></text:p>
      <text:p text:style-name="P8">ODG : <text:text-input text:description="&lt;line.as_od&gt;">as_od</text:text-input>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8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iop_od == line.iop_os&quot;&gt;">&lt;when test="line.iop_od == line.iop_os"&gt;</text:text-input></text:p>
      <text:p text:style-name="P2">TO ODG: <text:text-input text:description="&lt;line.iop_od&gt;">&lt;line.iop_od&gt;</text:text-input>, à l'aplanation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TO OD: <text:text-input text:description="&lt;line.iop_od&gt;">&lt;line.iop_od&gt;</text:text-input><text:line-break/><text:soft-page-break/>TO OG:<text:text-input text:description="&lt;line.iop_os&gt;">&lt;line.iop_os&gt;</text:text-input></text:p>
      <text:p text:style-name="P8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L'examen au biomicroscope indirect à la lentille Volk Superfied montre :</text:p>
      <text:p text:style-name="P2"><text:text-input text:description="&lt;for each='line in o.meeting_id.sle_ids'&gt;">&lt;for each='line in o.meeting_id.refraction_ids'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ps_od == line.ps_os&quot;&gt;">&lt;when test="line.ps_od == line.ps_os"&gt;</text:text-input></text:p>
      <text:p text:style-name="P8">ODG : <text:text-input text:description="&lt;line.ps_od&gt;">ps_od</text:text-input>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8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Conclusion :</text:p>
      <text:p text:style-name="P2">Absence de rétinopathie diabètique ODG. Nouvelle consultation dans un an (<text:text-input text:description="&lt;o.next_meeting&gt;">next_meeting</text:text-input>) et avant en cas de signe fonctionnel ophtalmologique.</text:p>
      <text:p text:style-name="P2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2"><text:text-input text:description="&lt;if test=&quot;o.receiver_partner is True&quot;&gt;">&lt;if test="o.receiver_partner is True"&gt;</text:text-input></text:p>
      <text:p text:style-name="P2">Je reste à votre disposition pour de plus amples renseignements.</text:p>
      <text:p text:style-name="P2">Veuillez agréer, <text:text-input text:description="&lt;o.partner_id.title.name&gt;">&lt;o.partner_id.title.name&gt;</text:text-input>, l'expression de mes meilleurs sentiments.</text:p>
      <text:p text:style-name="P2"><text:text-input text:description="&lt;/if&gt;">&lt;/if&gt;</text:text-input></text:p>
      <text:p text:style-name="P3"><text:text-input text:description="&lt;user.signature&gt;">&lt;user.signature&gt;</text:text-input></text:p>
      <text:p text:style-name="P2"><text:text-input text:description="&lt;if test=&quot;o.dictate_wpatient is True&quot;&gt;">&lt;if test="o.dictate_wpatient is True"&gt;</text:text-input>Dicté en la présence du patient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columns-spanned="3" office:value-type="string">
            <text:p text:style-name="P6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7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<text:soft-page-break/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7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>
          <table:table-cell table:style-name="Table3.A1" office:value-type="string">
            <text:p text:style-name="P5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cm" fo:margin-bottom="1.10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4-12-07T18:13:47</dc:date>
    <meta:editing-duration>P1DT43M34S</meta:editing-duration>
    <meta:editing-cycles>166</meta:editing-cycles>
    <dc:creator>Laurent FRANCOIS</dc:creator>
    <meta:document-statistic meta:table-count="3" meta:image-count="0" meta:object-count="0" meta:page-count="4" meta:paragraph-count="122" meta:word-count="449" meta:character-count="4019" meta:non-whitespace-character-count="3687"/>
  </office:meta>
</office:document-meta>
</file>